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6D88856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6D88856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898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2in" fo:break-before="auto" style:use-optimal-row-height="true"/>
    </style:style>
    <style:style style:name="ro5" style:family="table-row">
      <style:table-row-properties style:row-height="0.6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 style:data-style-name="N120">
      <style:text-properties style:font-name="Liberation Serif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7.3547in" svg:height="4.522in" svg:x="14.2547in" svg:y="0.002in">
            <draw:object draw:notify-on-update-of-ranges="Arkusz1.J1:Arkusz1.J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4835in" svg:height="4.5949in" svg:x="16.9772in" svg:y="2.8622in">
            <draw:object draw:notify-on-update-of-ranges="Arkusz1.J20:Arkusz1.J29 Arkusz1.L1:Arkusz1.L1 Arkusz1.L20:Arkusz1.L29 Arkusz1.S19:Arkusz1.S19 Arkusz1.S20:Arkusz1.S29 Arkusz1.M1:Arkusz1.M1 Arkusz1.M20:Arkusz1.M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831in" svg:height="4.5906in" svg:x="7.1925in" svg:y="0.7965in">
            <draw:object draw:notify-on-update-of-ranges="Arkusz1.L1:Arkusz1.L1 Arkusz1.S19:Arkusz1.S19 Arkusz1.S20:Arkusz1.S25 Arkusz1.M1:Arkusz1.M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" table:number-columns-repeated="5" table:default-cell-style-name="ce2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office:value-type="string" calcext:value-type="string">
            <text:p>max.period[ps]</text:p>
          </table:table-cell>
          <table:table-cell office:value-type="string" calcext:value-type="string">
            <text:p>min.period[ps]</text:p>
          </table:table-cell>
          <table:table-cell office:value-type="string" calcext:value-type="string">
            <text:p>single time shift[ps]</text:p>
          </table:table-cell>
          <table:table-cell office:value-type="string" calcext:value-type="string">
            <text:p>max period diff[ps]</text:p>
          </table:table-cell>
          <table:table-cell office:value-type="string" calcext:value-type="string">
            <text:p>Max jit. Amp. 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table:style-name="ce1" office:value-type="string" calcext:value-type="string">
            <text:p>notes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.277" calcext:value-type="float">
            <text:p>9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00.002" calcext:value-type="float">
            <text:p>100.002</text:p>
          </table:table-cell>
          <table:table-cell office:value-type="float" office:value="99.998" calcext:value-type="float">
            <text:p>99.99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formula="of:=[.K3]/2" office:value-type="float" office:value="6.365" calcext:value-type="float">
            <text:p>6.365</text:p>
          </table:table-cell>
          <table:table-cell office:value-type="float" office:value="12.73" calcext:value-type="float">
            <text:p>12.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00.002" calcext:value-type="float">
            <text:p>100.002</text:p>
          </table:table-cell>
          <table:table-cell office:value-type="float" office:value="99.998" calcext:value-type="float">
            <text:p>99.99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formula="of:=[.K4]/2" office:value-type="float" office:value="6.365" calcext:value-type="float">
            <text:p>6.365</text:p>
          </table:table-cell>
          <table:table-cell office:value-type="float" office:value="12.73" calcext:value-type="float">
            <text:p>12.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99.995" calcext:value-type="float">
            <text:p>99.9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.K5]/2" office:value-type="float" office:value="15.915" calcext:value-type="float">
            <text:p>15.915</text:p>
          </table:table-cell>
          <table:table-cell office:value-type="float" office:value="31.83" calcext:value-type="float">
            <text:p>31.8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" calcext:value-type="float">
            <text:p>100.02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K6]/2" office:value-type="float" office:value="63.545" calcext:value-type="float">
            <text:p>63.545</text:p>
          </table:table-cell>
          <table:table-cell office:value-type="float" office:value="127.09" calcext:value-type="float">
            <text:p>127.0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99.95" calcext:value-type="float">
            <text:p>99.9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K7]/2" office:value-type="float" office:value="159.125" calcext:value-type="float">
            <text:p>159.125</text:p>
          </table:table-cell>
          <table:table-cell office:value-type="float" office:value="318.25" calcext:value-type="float">
            <text:p>318.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" calcext:value-type="float">
            <text:p>100.1001</text:p>
          </table:table-cell>
          <table:table-cell office:value-type="float" office:value="99.9001" calcext:value-type="float">
            <text:p>99.90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K8]/2" office:value-type="float" office:value="318.185" calcext:value-type="float">
            <text:p>318.185</text:p>
          </table:table-cell>
          <table:table-cell office:value-type="float" office:value="636.37" calcext:value-type="float">
            <text:p>636.3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0]*[.C10]/[.A10]/1000" office:value-type="float" office:value="7" calcext:value-type="float">
            <text:p>7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table:style-name="ce4" table:formula="of:=1/([.A10]*1000-[.D10])*1000000" office:value-type="float" office:value="100.070049034324" calcext:value-type="float">
            <text:p>100.0700</text:p>
          </table:table-cell>
          <table:table-cell table:style-name="ce4" table:formula="of:=1/([.A10]*1000+[.D10])*1000000" office:value-type="float" office:value="99.930048965724" calcext:value-type="float">
            <text:p>99.9300</text:p>
          </table:table-cell>
          <table:table-cell table:style-name="ce4" table:formula="of:=[.I10]*[.C10]/[.A10]/1000" office:value-type="float" office:value="0.0000700000343000156" calcext:value-type="float">
            <text:p>0.0001</text:p>
          </table:table-cell>
          <table:table-cell table:style-name="ce4" table:formula="of:=[.F10]-[.G10]" office:value-type="float" office:value="0.140000068600031" calcext:value-type="float">
            <text:p>0.1400</text:p>
          </table:table-cell>
          <table:table-cell table:style-name="ce3" office:value-type="float" office:value="44.55" calcext:value-type="float">
            <text:p>44.55</text:p>
          </table:table-cell>
          <table:table-cell table:style-name="ce3" table:formula="of:=[.J10]*2" office:value-type="float" office:value="89.1" calcext:value-type="float">
            <text:p>89.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L10]-[.$C$53]/2" office:value-type="float" office:value="14" calcext:value-type="float">
            <text:p>14</text:p>
          </table:table-cell>
          <table:table-cell table:style-name="ce3" table:formula="of:=[.M10]-[.$C$53]/2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Q10]/([.P10]*80)" office:value-type="float" office:value="0" calcext:value-type="float">
            <text:p>0</text:p>
          </table:table-cell>
          <table:table-cell table:style-name="ce3"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99.99900001" calcext:value-type="float">
            <text:p>99.999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2" calcext:value-type="float">
            <text:p>0.002</text:p>
          </table:table-cell>
          <table:table-cell table:formula="of:=[.K12]/2"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.277" calcext:value-type="float">
            <text:p>7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00.0050003" calcext:value-type="float">
            <text:p>100.0050003</text:p>
          </table:table-cell>
          <table:table-cell office:value-type="float" office:value="99.99500025" calcext:value-type="float">
            <text:p>99.99500025</text:p>
          </table:table-cell>
          <table:table-cell office:value-type="float" office:value="0.00001000000003" calcext:value-type="float">
            <text:p>0.00001</text:p>
          </table:table-cell>
          <table:table-cell office:value-type="float" office:value="0.01000000003" calcext:value-type="float">
            <text:p>0.01</text:p>
          </table:table-cell>
          <table:table-cell table:formula="of:=[.K13]/2"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10001" calcext:value-type="float">
            <text:p>100.010001</text:p>
          </table:table-cell>
          <table:table-cell office:value-type="float" office:value="99.990001" calcext:value-type="float">
            <text:p>99.990001</text:p>
          </table:table-cell>
          <table:table-cell office:value-type="float" office:value="0.0000200000002" calcext:value-type="float">
            <text:p>0.00002</text:p>
          </table:table-cell>
          <table:table-cell office:value-type="float" office:value="0.0200000002" calcext:value-type="float">
            <text:p>0.0200000002</text:p>
          </table:table-cell>
          <table:table-cell table:formula="of:=[.K14]/2" office:value-type="float" office:value="3.18" calcext:value-type="float">
            <text:p>3.18</text:p>
          </table:table-cell>
          <table:table-cell office:value-type="float" office:value="6.36" calcext:value-type="float">
            <text:p>6.3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.277" calcext:value-type="float">
            <text:p>3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.020004</text:p>
          </table:table-cell>
          <table:table-cell office:value-type="float" office:value="99.980004" calcext:value-type="float">
            <text:p>99.980004</text:p>
          </table:table-cell>
          <table:table-cell office:value-type="float" office:value="0.0000400000016" calcext:value-type="float">
            <text:p>0.00004</text:p>
          </table:table-cell>
          <table:table-cell office:value-type="float" office:value="0.0400000016" calcext:value-type="float">
            <text:p>0.0400000016</text:p>
          </table:table-cell>
          <table:table-cell table:formula="of:=[.K15]/2" office:value-type="float" office:value="6.365" calcext:value-type="float">
            <text:p>6.365</text:p>
          </table:table-cell>
          <table:table-cell office:value-type="float" office:value="12.73" calcext:value-type="float">
            <text:p>12.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.030009" calcext:value-type="float">
            <text:p>100.030009</text:p>
          </table:table-cell>
          <table:table-cell office:value-type="float" office:value="99.970009" calcext:value-type="float">
            <text:p>99.970009</text:p>
          </table:table-cell>
          <table:table-cell office:value-type="float" office:value="0.0000600000054" calcext:value-type="float">
            <text:p>0.00006</text:p>
          </table:table-cell>
          <table:table-cell office:value-type="float" office:value="0.0600000054" calcext:value-type="float">
            <text:p>0.0600000054</text:p>
          </table:table-cell>
          <table:table-cell table:formula="of:=[.K16]/2" office:value-type="float" office:value="9.55" calcext:value-type="float">
            <text:p>9.55</text:p>
          </table:table-cell>
          <table:table-cell office:value-type="float" office:value="19.1" calcext:value-type="float">
            <text:p>19.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100.0350123" calcext:value-type="float">
            <text:p>100.0350123</text:p>
          </table:table-cell>
          <table:table-cell office:value-type="float" office:value="99.96501225" calcext:value-type="float">
            <text:p>99.96501225</text:p>
          </table:table-cell>
          <table:table-cell office:value-type="float" office:value="0.00007000000857" calcext:value-type="float">
            <text:p>0.00007</text:p>
          </table:table-cell>
          <table:table-cell office:value-type="float" office:value="0.07000000857" calcext:value-type="float">
            <text:p>0.0700000086</text:p>
          </table:table-cell>
          <table:table-cell table:formula="of:=[.K17]/2" office:value-type="float" office:value="11.14" calcext:value-type="float">
            <text:p>11.14</text:p>
          </table:table-cell>
          <table:table-cell office:value-type="float" office:value="22.28" calcext:value-type="float">
            <text:p>22.2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-4.723" calcext:value-type="float">
            <text:p>-4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.040016" calcext:value-type="float">
            <text:p>100.040016</text:p>
          </table:table-cell>
          <table:table-cell office:value-type="float" office:value="99.96001599" calcext:value-type="float">
            <text:p>99.96001599</text:p>
          </table:table-cell>
          <table:table-cell office:value-type="float" office:value="0.0000800000128" calcext:value-type="float">
            <text:p>0.00008</text:p>
          </table:table-cell>
          <table:table-cell office:value-type="float" office:value="0.0800000128" calcext:value-type="float">
            <text:p>0.0800000128</text:p>
          </table:table-cell>
          <table:table-cell table:formula="of:=[.K18]/2" office:value-type="float" office:value="12.73" calcext:value-type="float">
            <text:p>12.73</text:p>
          </table:table-cell>
          <table:table-cell office:value-type="float" office:value="25.46" calcext:value-type="float">
            <text:p>25.46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-20.723" calcext:value-type="float">
            <text:p>-20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office:value-type="float" office:value="19412" calcext:value-type="float">
            <text:p>19412</text:p>
          </table:table-cell>
          <table:table-cell office:value-type="float" office:value="24.265" calcext:value-type="float">
            <text:p>24.265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office:value-type="string" calcext:value-type="string">
            <text:p>PeakVCO Jitter[ps]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10001" calcext:value-type="float">
            <text:p>100.010001</text:p>
          </table:table-cell>
          <table:table-cell office:value-type="float" office:value="99.990001" calcext:value-type="float">
            <text:p>99.990001</text:p>
          </table:table-cell>
          <table:table-cell office:value-type="float" office:value="0.000200000002" calcext:value-type="float">
            <text:p>0.0002</text:p>
          </table:table-cell>
          <table:table-cell office:value-type="float" office:value="0.0200000002" calcext:value-type="float">
            <text:p>0.0200000002</text:p>
          </table:table-cell>
          <table:table-cell table:formula="of:=[.K20]/2" office:value-type="float" office:value="0.3185" calcext:value-type="float">
            <text:p>0.3185</text:p>
          </table:table-cell>
          <table:table-cell office:value-type="float" office:value="0.637" calcext:value-type="float">
            <text:p>0.6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.277" calcext:value-type="float">
            <text:p>7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.020004</text:p>
          </table:table-cell>
          <table:table-cell office:value-type="float" office:value="99.980004" calcext:value-type="float">
            <text:p>99.980004</text:p>
          </table:table-cell>
          <table:table-cell office:value-type="float" office:value="0.000400000016" calcext:value-type="float">
            <text:p>0.0004</text:p>
          </table:table-cell>
          <table:table-cell office:value-type="float" office:value="0.0400000016" calcext:value-type="float">
            <text:p>0.0400000016</text:p>
          </table:table-cell>
          <table:table-cell table:formula="of:=[.K21]/2" office:value-type="float" office:value="0.6365" calcext:value-type="float">
            <text:p>0.6365</text:p>
          </table:table-cell>
          <table:table-cell office:value-type="float" office:value="1.273" calcext:value-type="float">
            <text:p>1.2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0025" calcext:value-type="float">
            <text:p>100.050025</text:p>
          </table:table-cell>
          <table:table-cell office:value-type="float" office:value="99.95002499" calcext:value-type="float">
            <text:p>99.95002499</text:p>
          </table:table-cell>
          <table:table-cell office:value-type="float" office:value="0.00100000025" calcext:value-type="float">
            <text:p>0.0010000003</text:p>
          </table:table-cell>
          <table:table-cell office:value-type="float" office:value="0.100000025" calcext:value-type="float">
            <text:p>0.100000025</text:p>
          </table:table-cell>
          <table:table-cell table:formula="of:=[.K22]/2" office:value-type="float" office:value="1.591" calcext:value-type="float">
            <text:p>1.591</text:p>
          </table:table-cell>
          <table:table-cell office:value-type="float" office:value="3.182" calcext:value-type="float">
            <text:p>3.18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.277" calcext:value-type="float">
            <text:p>5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001" calcext:value-type="float">
            <text:p>100.1001001</text:p>
          </table:table-cell>
          <table:table-cell office:value-type="float" office:value="99.9000999" calcext:value-type="float">
            <text:p>99.9000999</text:p>
          </table:table-cell>
          <table:table-cell office:value-type="float" office:value="0.002000002" calcext:value-type="float">
            <text:p>0.002000002</text:p>
          </table:table-cell>
          <table:table-cell office:value-type="float" office:value="0.2000002" calcext:value-type="float">
            <text:p>0.2000002</text:p>
          </table:table-cell>
          <table:table-cell table:formula="of:=[.K23]/2" office:value-type="float" office:value="3.1815" calcext:value-type="float">
            <text:p>3.1815</text:p>
          </table:table-cell>
          <table:table-cell office:value-type="float" office:value="6.363" calcext:value-type="float">
            <text:p>6.3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0.1502253" calcext:value-type="float">
            <text:p>100.1502253</text:p>
          </table:table-cell>
          <table:table-cell office:value-type="float" office:value="99.85022466" calcext:value-type="float">
            <text:p>99.85022466</text:p>
          </table:table-cell>
          <table:table-cell office:value-type="float" office:value="0.00300000675" calcext:value-type="float">
            <text:p>0.0030000068</text:p>
          </table:table-cell>
          <table:table-cell office:value-type="float" office:value="0.300000675" calcext:value-type="float">
            <text:p>0.300000675</text:p>
          </table:table-cell>
          <table:table-cell table:formula="of:=[.K24]/2" office:value-type="float" office:value="4.7715" calcext:value-type="float">
            <text:p>4.7715</text:p>
          </table:table-cell>
          <table:table-cell office:value-type="float" office:value="9.543" calcext:value-type="float">
            <text:p>9.54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.2004008" calcext:value-type="float">
            <text:p>100.2004008</text:p>
          </table:table-cell>
          <table:table-cell office:value-type="float" office:value="99.8003992" calcext:value-type="float">
            <text:p>99.8003992</text:p>
          </table:table-cell>
          <table:table-cell office:value-type="float" office:value="0.004000016" calcext:value-type="float">
            <text:p>0.004000016</text:p>
          </table:table-cell>
          <table:table-cell office:value-type="float" office:value="0.4000016" calcext:value-type="float">
            <text:p>0.4000016</text:p>
          </table:table-cell>
          <table:table-cell table:formula="of:=[.K25]/2" office:value-type="float" office:value="6.36" calcext:value-type="float">
            <text:p>6.36</text:p>
          </table:table-cell>
          <table:table-cell office:value-type="float" office:value="12.72" calcext:value-type="float">
            <text:p>12.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.723" calcext:value-type="float">
            <text:p>-2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.2506266" calcext:value-type="float">
            <text:p>100.2506266</text:p>
          </table:table-cell>
          <table:table-cell office:value-type="float" office:value="99.75062344" calcext:value-type="float">
            <text:p>99.75062344</text:p>
          </table:table-cell>
          <table:table-cell office:value-type="float" office:value="0.00500003125" calcext:value-type="float">
            <text:p>0.0050000313</text:p>
          </table:table-cell>
          <table:table-cell office:value-type="float" office:value="0.500003125" calcext:value-type="float">
            <text:p>0.500003125</text:p>
          </table:table-cell>
          <table:table-cell table:formula="of:=[.K26]/2" office:value-type="float" office:value="7.95" calcext:value-type="float">
            <text:p>7.95</text:p>
          </table:table-cell>
          <table:table-cell office:value-type="float" office:value="15.9" calcext:value-type="float">
            <text:p>15.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6.723" calcext:value-type="float">
            <text:p>-6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.3009027" calcext:value-type="float">
            <text:p>100.3009027</text:p>
          </table:table-cell>
          <table:table-cell office:value-type="float" office:value="99.70089731" calcext:value-type="float">
            <text:p>99.70089731</text:p>
          </table:table-cell>
          <table:table-cell office:value-type="float" office:value="0.006000054" calcext:value-type="float">
            <text:p>0.006000054</text:p>
          </table:table-cell>
          <table:table-cell office:value-type="float" office:value="0.6000054" calcext:value-type="float">
            <text:p>0.6000054</text:p>
          </table:table-cell>
          <table:table-cell table:formula="of:=[.K27]/2" office:value-type="float" office:value="9.55" calcext:value-type="float">
            <text:p>9.55</text:p>
          </table:table-cell>
          <table:table-cell office:value-type="float" office:value="19.1" calcext:value-type="float">
            <text:p>19.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8.723" calcext:value-type="float">
            <text:p>-8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.4016064" calcext:value-type="float">
            <text:p>100.4016064</text:p>
          </table:table-cell>
          <table:table-cell office:value-type="float" office:value="99.60159363" calcext:value-type="float">
            <text:p>99.60159363</text:p>
          </table:table-cell>
          <table:table-cell office:value-type="float" office:value="0.008000128002" calcext:value-type="float">
            <text:p>0.008000128</text:p>
          </table:table-cell>
          <table:table-cell office:value-type="float" office:value="0.8000128002" calcext:value-type="float">
            <text:p>0.8000128002</text:p>
          </table:table-cell>
          <table:table-cell table:formula="of:=[.K28]/2" office:value-type="float" office:value="12.82" calcext:value-type="float">
            <text:p>12.82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2.723" calcext:value-type="float">
            <text:p>-12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126" calcext:value-type="float">
            <text:p>100.5025126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01000025001" calcext:value-type="float">
            <text:p>0.01000025</text:p>
          </table:table-cell>
          <table:table-cell office:value-type="float" office:value="1.000025001" calcext:value-type="float">
            <text:p>1.000025001</text:p>
          </table:table-cell>
          <table:table-cell table:formula="of:=[.K29]/2" office:value-type="float" office:value="15.915" calcext:value-type="float">
            <text:p>15.915</text:p>
          </table:table-cell>
          <table:table-cell office:value-type="float" office:value="31.83" calcext:value-type="float">
            <text:p>31.83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-18.723" calcext:value-type="float">
            <text:p>-18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225" calcext:value-type="float">
            <text:p>0.0225</text:p>
          </table:table-cell>
          <table:table-cell table:style-name="ce1" office:value-type="float" office:value="12.723" calcext:value-type="float">
            <text:p>12.72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.020004" calcext:value-type="float">
            <text:p>100.020004</text:p>
          </table:table-cell>
          <table:table-cell office:value-type="float" office:value="99.980004" calcext:value-type="float">
            <text:p>99.980004</text:p>
          </table:table-cell>
          <table:table-cell office:value-type="float" office:value="0.000800000032" calcext:value-type="float">
            <text:p>0.0008</text:p>
          </table:table-cell>
          <table:table-cell office:value-type="float" office:value="0.0400000016" calcext:value-type="float">
            <text:p>0.0400000016</text:p>
          </table:table-cell>
          <table:table-cell table:formula="of:=[.K31]/2" office:value-type="float" office:value="0.3185" calcext:value-type="float">
            <text:p>0.3185</text:p>
          </table:table-cell>
          <table:table-cell office:value-type="float" office:value="0.637" calcext:value-type="float">
            <text:p>0.6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001" calcext:value-type="float">
            <text:p>100.1001001</text:p>
          </table:table-cell>
          <table:table-cell office:value-type="float" office:value="99.9000999" calcext:value-type="float">
            <text:p>99.9000999</text:p>
          </table:table-cell>
          <table:table-cell office:value-type="float" office:value="0.004000004" calcext:value-type="float">
            <text:p>0.004000004</text:p>
          </table:table-cell>
          <table:table-cell office:value-type="float" office:value="0.2000002" calcext:value-type="float">
            <text:p>0.2000002</text:p>
          </table:table-cell>
          <table:table-cell table:formula="of:=[.K32]/2" office:value-type="float" office:value="1.591" calcext:value-type="float">
            <text:p>1.591</text:p>
          </table:table-cell>
          <table:table-cell office:value-type="float" office:value="3.182" calcext:value-type="float">
            <text:p>3.1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.2004008" calcext:value-type="float">
            <text:p>100.2004008</text:p>
          </table:table-cell>
          <table:table-cell office:value-type="float" office:value="99.8003992" calcext:value-type="float">
            <text:p>99.8003992</text:p>
          </table:table-cell>
          <table:table-cell office:value-type="float" office:value="0.008000032" calcext:value-type="float">
            <text:p>0.008000032</text:p>
          </table:table-cell>
          <table:table-cell office:value-type="float" office:value="0.4000016" calcext:value-type="float">
            <text:p>0.4000016</text:p>
          </table:table-cell>
          <table:table-cell table:formula="of:=[.K33]/2" office:value-type="float" office:value="3.1815" calcext:value-type="float">
            <text:p>3.1815</text:p>
          </table:table-cell>
          <table:table-cell office:value-type="float" office:value="6.363" calcext:value-type="float">
            <text:p>6.36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277" calcext:value-type="float">
            <text:p>1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.3009027" calcext:value-type="float">
            <text:p>100.3009027</text:p>
          </table:table-cell>
          <table:table-cell office:value-type="float" office:value="99.70089731" calcext:value-type="float">
            <text:p>99.70089731</text:p>
          </table:table-cell>
          <table:table-cell office:value-type="float" office:value="0.012000108" calcext:value-type="float">
            <text:p>0.012000108</text:p>
          </table:table-cell>
          <table:table-cell office:value-type="float" office:value="0.6000054" calcext:value-type="float">
            <text:p>0.6000054</text:p>
          </table:table-cell>
          <table:table-cell table:formula="of:=[.K34]/2" office:value-type="float" office:value="4.7715" calcext:value-type="float">
            <text:p>4.7715</text:p>
          </table:table-cell>
          <table:table-cell office:value-type="float" office:value="9.543" calcext:value-type="float">
            <text:p>9.54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.723" calcext:value-type="float">
            <text:p>-2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.4016064" calcext:value-type="float">
            <text:p>100.4016064</text:p>
          </table:table-cell>
          <table:table-cell office:value-type="float" office:value="99.60159363" calcext:value-type="float">
            <text:p>99.60159363</text:p>
          </table:table-cell>
          <table:table-cell office:value-type="float" office:value="0.016000256" calcext:value-type="float">
            <text:p>0.016000256</text:p>
          </table:table-cell>
          <table:table-cell office:value-type="float" office:value="0.8000128002" calcext:value-type="float">
            <text:p>0.8000128002</text:p>
          </table:table-cell>
          <table:table-cell table:formula="of:=[.K35]/2" office:value-type="float" office:value="6.36" calcext:value-type="float">
            <text:p>6.36</text:p>
          </table:table-cell>
          <table:table-cell office:value-type="float" office:value="12.72" calcext:value-type="float">
            <text:p>12.7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4.723" calcext:value-type="float">
            <text:p>-4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126" calcext:value-type="float">
            <text:p>100.5025126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02000050001" calcext:value-type="float">
            <text:p>0.0200005</text:p>
          </table:table-cell>
          <table:table-cell office:value-type="float" office:value="1.000025001" calcext:value-type="float">
            <text:p>1.000025001</text:p>
          </table:table-cell>
          <table:table-cell table:formula="of:=[.K36]/2" office:value-type="float" office:value="7.95" calcext:value-type="float">
            <text:p>7.95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723" calcext:value-type="float">
            <text:p>-10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0.6036217" calcext:value-type="float">
            <text:p>100.6036217</text:p>
          </table:table-cell>
          <table:table-cell office:value-type="float" office:value="99.40357853" calcext:value-type="float">
            <text:p>99.40357853</text:p>
          </table:table-cell>
          <table:table-cell office:value-type="float" office:value="0.02400086403" calcext:value-type="float">
            <text:p>0.024000864</text:p>
          </table:table-cell>
          <table:table-cell office:value-type="float" office:value="1.200043202" calcext:value-type="float">
            <text:p>1.200043202</text:p>
          </table:table-cell>
          <table:table-cell table:formula="of:=[.K37]/2" office:value-type="float" office:value="9.55" calcext:value-type="float">
            <text:p>9.55</text:p>
          </table:table-cell>
          <table:table-cell office:value-type="float" office:value="19.1" calcext:value-type="float">
            <text:p>19.1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-16.723" calcext:value-type="float">
            <text:p>-16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1375" calcext:value-type="float">
            <text:p>0.01375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99.95002499" calcext:value-type="float">
            <text:p>99.95002499</text:p>
          </table:table-cell>
          <table:table-cell office:value-type="float" office:value="0.004998750625" calcext:value-type="float">
            <text:p>0.0049987506</text:p>
          </table:table-cell>
          <table:table-cell office:value-type="float" office:value="0.09997501249" calcext:value-type="float">
            <text:p>0.0999750125</text:p>
          </table:table-cell>
          <table:table-cell table:formula="of:=[.K39]/2"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.2506" calcext:value-type="float">
            <text:p>100.2506</text:p>
          </table:table-cell>
          <table:table-cell office:value-type="float" office:value="99.75062344" calcext:value-type="float">
            <text:p>99.75062344</text:p>
          </table:table-cell>
          <table:table-cell office:value-type="float" office:value="0.02499882793" calcext:value-type="float">
            <text:p>0.0249988279</text:p>
          </table:table-cell>
          <table:table-cell office:value-type="float" office:value="0.4999765586" calcext:value-type="float">
            <text:p>0.4999765586</text:p>
          </table:table-cell>
          <table:table-cell table:formula="of:=[.K40]/2" office:value-type="float" office:value="1.595" calcext:value-type="float">
            <text:p>1.595</text:p>
          </table:table-cell>
          <table:table-cell office:value-type="float" office:value="3.19" calcext:value-type="float">
            <text:p>3.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" calcext:value-type="float">
            <text:p>100.5025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05000062189" calcext:value-type="float">
            <text:p>0.0500006219</text:p>
          </table:table-cell>
          <table:table-cell office:value-type="float" office:value="1.000012438" calcext:value-type="float">
            <text:p>1.000012438</text:p>
          </table:table-cell>
          <table:table-cell table:formula="of:=[.K41]/2" office:value-type="float" office:value="3.175" calcext:value-type="float">
            <text:p>3.175</text:p>
          </table:table-cell>
          <table:table-cell office:value-type="float" office:value="6.35" calcext:value-type="float">
            <text:p>6.3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.7557" calcext:value-type="float">
            <text:p>100.7557</text:p>
          </table:table-cell>
          <table:table-cell office:value-type="float" office:value="99.25558313" calcext:value-type="float">
            <text:p>99.25558313</text:p>
          </table:table-cell>
          <table:table-cell office:value-type="float" office:value="0.07500584367" calcext:value-type="float">
            <text:p>0.0750058437</text:p>
          </table:table-cell>
          <table:table-cell office:value-type="float" office:value="1.500116873" calcext:value-type="float">
            <text:p>1.500116873</text:p>
          </table:table-cell>
          <table:table-cell table:formula="of:=[.K42]/2" office:value-type="float" office:value="4.765" calcext:value-type="float">
            <text:p>4.765</text:p>
          </table:table-cell>
          <table:table-cell office:value-type="float" office:value="9.53" calcext:value-type="float">
            <text:p>9.5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6.723" calcext:value-type="float">
            <text:p>-6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101" calcext:value-type="float">
            <text:p>101.0101</text:p>
          </table:table-cell>
          <table:table-cell office:value-type="float" office:value="99.00990099" calcext:value-type="float">
            <text:p>99.00990099</text:p>
          </table:table-cell>
          <table:table-cell office:value-type="float" office:value="0.1000099505" calcext:value-type="float">
            <text:p>0.1000099505</text:p>
          </table:table-cell>
          <table:table-cell office:value-type="float" office:value="2.00019901" calcext:value-type="float">
            <text:p>2.00019901</text:p>
          </table:table-cell>
          <table:table-cell table:formula="of:=[.K43]/2" office:value-type="float" office:value="6.355" calcext:value-type="float">
            <text:p>6.355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2.723" calcext:value-type="float">
            <text:p>-12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1.2658" calcext:value-type="float">
            <text:p>101.2658</text:p>
          </table:table-cell>
          <table:table-cell office:value-type="float" office:value="98.7654321" calcext:value-type="float">
            <text:p>98.7654321</text:p>
          </table:table-cell>
          <table:table-cell office:value-type="float" office:value="0.1250183951" calcext:value-type="float">
            <text:p>0.1250183951</text:p>
          </table:table-cell>
          <table:table-cell office:value-type="float" office:value="2.500367901" calcext:value-type="float">
            <text:p>2.500367901</text:p>
          </table:table-cell>
          <table:table-cell table:formula="of:=[.K44]/2" office:value-type="float" office:value="7.9" calcext:value-type="float">
            <text:p>7.9</text:p>
          </table:table-cell>
          <table:table-cell office:value-type="float" office:value="15.8" calcext:value-type="float">
            <text:p>15.8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-14.723" calcext:value-type="float">
            <text:p>-14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" table:number-columns-repeated="9"/>
          <table:table-cell/>
          <table:table-cell table:style-name="ce2" table:number-columns-repeated="8"/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1001" calcext:value-type="float">
            <text:p>100.1001</text:p>
          </table:table-cell>
          <table:table-cell office:value-type="float" office:value="99.9000999" calcext:value-type="float">
            <text:p>99.9000999</text:p>
          </table:table-cell>
          <table:table-cell office:value-type="float" office:value="0.02000000999" calcext:value-type="float">
            <text:p>0.02000001</text:p>
          </table:table-cell>
          <table:table-cell office:value-type="float" office:value="0.2000000999" calcext:value-type="float">
            <text:p>0.2000000999</text:p>
          </table:table-cell>
          <table:table-cell table:formula="of:=[.K46]/2" office:value-type="float" office:value="0.315" calcext:value-type="float">
            <text:p>0.315</text:p>
          </table:table-cell>
          <table:table-cell office:value-type="float" office:value="0.63" calcext:value-type="float">
            <text:p>0.6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277" calcext:value-type="float">
            <text:p>5.277</text:p>
          </table:table-cell>
          <table:table-cell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.5025" calcext:value-type="float">
            <text:p>100.5025</text:p>
          </table:table-cell>
          <table:table-cell office:value-type="float" office:value="99.50248756" calcext:value-type="float">
            <text:p>99.50248756</text:p>
          </table:table-cell>
          <table:table-cell office:value-type="float" office:value="0.1000012438" calcext:value-type="float">
            <text:p>0.1000012438</text:p>
          </table:table-cell>
          <table:table-cell office:value-type="float" office:value="1.000012438" calcext:value-type="float">
            <text:p>1.000012438</text:p>
          </table:table-cell>
          <table:table-cell table:formula="of:=[.K47]/2" office:value-type="float" office:value="1.575" calcext:value-type="float">
            <text:p>1.575</text:p>
          </table:table-cell>
          <table:table-cell office:value-type="float" office:value="3.15" calcext:value-type="float">
            <text:p>3.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277" calcext:value-type="float">
            <text:p>3.277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101" calcext:value-type="float">
            <text:p>101.0101</text:p>
          </table:table-cell>
          <table:table-cell office:value-type="float" office:value="99.00990099" calcext:value-type="float">
            <text:p>99.00990099</text:p>
          </table:table-cell>
          <table:table-cell office:value-type="float" office:value="0.200019901" calcext:value-type="float">
            <text:p>0.200019901</text:p>
          </table:table-cell>
          <table:table-cell office:value-type="float" office:value="2.00019901" calcext:value-type="float">
            <text:p>2.00019901</text:p>
          </table:table-cell>
          <table:table-cell table:formula="of:=[.K48]/2" office:value-type="float" office:value="3.155" calcext:value-type="float">
            <text:p>3.155</text:p>
          </table:table-cell>
          <table:table-cell office:value-type="float" office:value="6.31" calcext:value-type="float">
            <text:p>6.3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0.723" calcext:value-type="float">
            <text:p>-0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1.5228" calcext:value-type="float">
            <text:p>101.5228</text:p>
          </table:table-cell>
          <table:table-cell office:value-type="float" office:value="98.52216749" calcext:value-type="float">
            <text:p>98.52216749</text:p>
          </table:table-cell>
          <table:table-cell office:value-type="float" office:value="0.3000632512" calcext:value-type="float">
            <text:p>0.3000632512</text:p>
          </table:table-cell>
          <table:table-cell office:value-type="float" office:value="3.000632512" calcext:value-type="float">
            <text:p>3.000632512</text:p>
          </table:table-cell>
          <table:table-cell table:formula="of:=[.K49]/2" office:value-type="float" office:value="4.74" calcext:value-type="float">
            <text:p>4.74</text:p>
          </table:table-cell>
          <table:table-cell office:value-type="float" office:value="9.48" calcext:value-type="float">
            <text:p>9.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4.723" calcext:value-type="float">
            <text:p>-4.72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2.0408" calcext:value-type="float">
            <text:p>102.0408</text:p>
          </table:table-cell>
          <table:table-cell office:value-type="float" office:value="98.03921569" calcext:value-type="float">
            <text:p>98.03921569</text:p>
          </table:table-cell>
          <table:table-cell office:value-type="float" office:value="0.4001584314" calcext:value-type="float">
            <text:p>0.4001584314</text:p>
          </table:table-cell>
          <table:table-cell office:value-type="float" office:value="4.001584314" calcext:value-type="float">
            <text:p>4.001584314</text:p>
          </table:table-cell>
          <table:table-cell table:formula="of:=[.K50]/2" office:value-type="float" office:value="6.32" calcext:value-type="float">
            <text:p>6.32</text:p>
          </table:table-cell>
          <table:table-cell office:value-type="float" office:value="12.64" calcext:value-type="float">
            <text:p>12.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.723" calcext:value-type="float">
            <text:p>-10.723</text:p>
          </table:table-cell>
          <table:table-cell office:value-type="float" office:value="11.277" calcext:value-type="float">
            <text:p>11.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02.5641" calcext:value-type="float">
            <text:p>102.5641</text:p>
          </table:table-cell>
          <table:table-cell office:value-type="float" office:value="97.56097561" calcext:value-type="float">
            <text:p>97.56097561</text:p>
          </table:table-cell>
          <table:table-cell office:value-type="float" office:value="0.500312439" calcext:value-type="float">
            <text:p>0.500312439</text:p>
          </table:table-cell>
          <table:table-cell office:value-type="float" office:value="5.00312439" calcext:value-type="float">
            <text:p>5.00312439</text:p>
          </table:table-cell>
          <table:table-cell table:formula="of:=[.K51]/2" office:value-type="float" office:value="7.905" calcext:value-type="float">
            <text:p>7.905</text:p>
          </table:table-cell>
          <table:table-cell office:value-type="float" office:value="15.81" calcext:value-type="float">
            <text:p>15.81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20.723" calcext:value-type="float">
            <text:p>-20.723</text:p>
          </table:table-cell>
          <table:table-cell office:value-type="float" office:value="9.277" calcext:value-type="float">
            <text:p>9.27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03375" calcext:value-type="float">
            <text:p>0.03375</text:p>
          </table:table-cell>
          <table:table-cell table:number-columns-repeated="1006"/>
        </table:table-row>
        <table:table-row table:style-name="ro3" table:number-rows-repeated="7">
          <table:table-cell table:style-name="Default" table:number-columns-repeated="18"/>
          <table:table-cell/>
          <table:table-cell table:style-name="Default" table:number-columns-repeated="4"/>
          <table:table-cell table:number-columns-repeated="1001"/>
        </table:table-row>
        <table:table-row table:style-name="ro3" table:number-rows-repeated="2">
          <table:table-cell table:style-name="ce2"/>
          <table:table-cell table:style-name="Default" table:number-columns-repeated="2"/>
          <table:table-cell table:style-name="ce2" table:number-columns-repeated="15"/>
          <table:table-cell table:number-columns-repeated="1006"/>
        </table:table-row>
        <table:table-row table:style-name="ro3" table:number-rows-repeated="3">
          <table:table-cell table:style-name="ce2" table:number-columns-repeated="18"/>
          <table:table-cell table:number-columns-repeated="1006"/>
        </table:table-row>
        <table:table-row table:style-name="ro2">
          <table:table-cell table:style-name="ce2" table:number-columns-repeated="6"/>
          <table:table-cell office:value-type="string" calcext:value-type="string">
            <text:p>BER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2" table:number-columns-repeated="10"/>
          <table:table-cell table:number-columns-repeated="1006"/>
        </table:table-row>
        <table:table-row table:style-name="ro2">
          <table:table-cell table:style-name="ce2" table:number-columns-repeated="6"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style-name="ce2" table:number-columns-repeated="10"/>
          <table:table-cell table:number-columns-repeated="1006"/>
        </table:table-row>
        <table:table-row table:style-name="ro4">
          <table:table-cell table:style-name="ce2" table:number-columns-repeated="3"/>
          <table:table-cell office:value-type="string" calcext:value-type="string">
            <text:p>KP single time shift[ps]</text:p>
          </table:table-cell>
          <table:table-cell table:style-name="ce2" table:number-columns-repeated="2"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10"/>
          <table:table-cell table:number-columns-repeated="1006"/>
        </table:table-row>
        <table:table-row table:style-name="ro2">
          <table:table-cell table:style-name="ce2" table:number-columns-repeated="3"/>
          <table:table-cell office:value-type="float" office:value="0.0600360216" calcext:value-type="float">
            <text:p>0.0600360216</text:p>
          </table:table-cell>
          <table:table-cell table:style-name="ce2" table:number-columns-repeated="2"/>
          <table:table-cell office:value-type="string" calcext:value-type="string">
            <text:p>Jit P-P[ps]</text:p>
          </table:table-cell>
          <table:table-cell office:value-type="float" office:value="25.446" calcext:value-type="float">
            <text:p>25.446</text:p>
          </table:table-cell>
          <table:table-cell table:style-name="ce2" table:number-columns-repeated="10"/>
          <table:table-cell table:number-columns-repeated="1006"/>
        </table:table-row>
        <table:table-row table:style-name="ro5">
          <table:table-cell table:style-name="ce2" table:number-columns-repeated="3"/>
          <table:table-cell office:value-type="string" calcext:value-type="string">
            <text:p>f KP jit[MHz]</text:p>
          </table:table-cell>
          <table:table-cell office:value-type="string" calcext:value-type="string">
            <text:p>KP Jitter Main[MHz]</text:p>
          </table:table-cell>
          <table:table-cell table:style-name="ce2" table:number-columns-repeated="13"/>
          <table:table-cell table:number-columns-repeated="1006"/>
        </table:table-row>
        <table:table-row table:style-name="ro2">
          <table:table-cell table:style-name="ce2" table:number-columns-repeated="3"/>
          <table:table-cell office:value-type="float" office:value="167" calcext:value-type="float">
            <text:p>167</text:p>
          </table:table-cell>
          <table:table-cell office:value-type="float" office:value="6266.259505" calcext:value-type="float">
            <text:p>6266.259505</text:p>
          </table:table-cell>
          <table:table-cell table:style-name="ce2" table:number-columns-repeated="13"/>
          <table:table-cell table:number-columns-repeated="1006"/>
        </table:table-row>
        <table:table-row table:style-name="ro3">
          <table:table-cell table:style-name="ce2" table:number-columns-repeated="18"/>
          <table:table-cell table:number-columns-repeated="1006"/>
        </table:table-row>
        <table:table-row table:style-name="ro3">
          <table:table-cell table:style-name="ce2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7:26:32.32123839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9:26:07.818000000</meta:creation-date>
    <dc:date>2017-12-19T19:41:13.686397320</dc:date>
    <meta:editing-duration>PT2H16M29S</meta:editing-duration>
    <meta:editing-cycles>11</meta:editing-cycles>
    <meta:generator>LibreOffice/4.2.8.2$Linux_X86_64 LibreOffice_project/420$Build-2</meta:generator>
    <dc:creator>Blazej Ostrowski</dc:creator>
    <meta:document-statistic meta:table-count="1" meta:cell-count="8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82cm" svg:height="11.487cm" xlink:href=".." xlink:type="simple" chart:class="chart:line" chart:style-name="ch1">
        <chart:title svg:x="6.677cm" svg:y="0.365cm" chart:style-name="ch2">
          <text:p>Max. Jitter Amp. for CDR</text:p>
        </chart:title>
        <chart:plot-area chart:style-name="ch3" table:cell-range-address="Arkusz1.C8:Arkusz1.C8 Arkusz1.C10:Arkusz1.C10 Arkusz1.C17:Arkusz1.C17 Arkusz1.C23:Arkusz1.C23 Arkusz1.C33:Arkusz1.C33 Arkusz1.C40:Arkusz1.C40 Arkusz1.C47:Arkusz1.C47 Arkusz1.J1:Arkusz1.J1 Arkusz1.J8:Arkusz1.J8 Arkusz1.J10:Arkusz1.J10 Arkusz1.J17:Arkusz1.J17 Arkusz1.J23:Arkusz1.J23 Arkusz1.J33:Arkusz1.J33 Arkusz1.J40:Arkusz1.J40 Arkusz1.J47:Arkusz1.J47" chart:data-source-has-labels="both" svg:x="1.396cm" svg:y="1.389cm" svg:width="16.913cm" svg:height="8.876cm">
          <chartooo:coordinate-region svg:x="2.221cm" svg:y="1.596cm" svg:width="15.704cm" svg:height="8.009cm"/>
          <chart:axis chart:dimension="x" chart:name="primary-x" chart:style-name="ch4" chartooo:axis-type="text">
            <chart:title svg:x="8.757cm" svg:y="10.494cm" chart:style-name="ch5">
              <text:p>PJ Freq.[MHz]</text:p>
            </chart:title>
            <chart:categories table:cell-range-address="Arkusz1.C8:Arkusz1.C8 Arkusz1.C10:Arkusz1.C10 Arkusz1.C17:Arkusz1.C17 Arkusz1.C23:Arkusz1.C23 Arkusz1.C33:Arkusz1.C33 Arkusz1.C40:Arkusz1.C40 Arkusz1.C47:Arkusz1.C47"/>
          </chart:axis>
          <chart:axis chart:dimension="y" chart:name="primary-y" chart:style-name="ch4">
            <chart:title svg:x="0.451cm" svg:y="6.908cm" chart:style-name="ch6">
              <text:p>Jitter Amp.[ps]</text:p>
            </chart:title>
            <chart:grid chart:style-name="ch7" chart:class="major"/>
          </chart:axis>
          <chart:series chart:style-name="ch8" chart:values-cell-range-address="Arkusz1.J8:Arkusz1.J8 Arkusz1.J10:Arkusz1.J10 Arkusz1.J17:Arkusz1.J17 Arkusz1.J23:Arkusz1.J23 Arkusz1.J33:Arkusz1.J33 Arkusz1.J40:Arkusz1.J40 Arkusz1.J47:Arkusz1.J47" chart:label-cell-address="Arkusz1.J1:Arkusz1.J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jit. Amp. [ps]</text:p>
                <draw:g>
                  <svg:desc>Arkusz1.J1:Arkusz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8:Arkusz1.C8 Arkusz1.C10:Arkusz1.C10 Arkusz1.C17:Arkusz1.C17 Arkusz1.C23:Arkusz1.C23 Arkusz1.C33:Arkusz1.C33 Arkusz1.C40:Arkusz1.C40 Arkusz1.C47:Arkusz1.C47</svg:desc>
                </draw:g>
              </table:table-cell>
              <table:table-cell office:value-type="float" office:value="318.185">
                <text:p>318.185</text:p>
                <draw:g>
                  <svg:desc>Arkusz1.J8:Arkusz1.J8 Arkusz1.J10:Arkusz1.J10 Arkusz1.J17:Arkusz1.J17 Arkusz1.J23:Arkusz1.J23 Arkusz1.J33:Arkusz1.J33 Arkusz1.J40:Arkusz1.J40 Arkusz1.J47:Arkusz1.J4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5">
                <text:p>1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>
        <chart:symbol-image xlink:href="Pictures/2000000A000000DD000000DDF6D88856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49cm" svg:height="11.672cm" xlink:href=".." xlink:type="simple" chart:class="chart:line" chart:column-mapping="0" chart:style-name="ch1">
        <chart:title svg:x="9.066cm" svg:y="0.369cm" chart:style-name="ch2">
          <text:p>Setup/Hold time</text:p>
        </chart:title>
        <chart:subtitle svg:x="9.488cm" svg:y="1.398cm" chart:style-name="ch3">
          <text:p>f_PJ=100MHz</text:p>
        </chart:subtitle>
        <chart:legend svg:x="15.395cm" svg:y="0.639cm" style:legend-expansion="custom" chartooo:width="5.5cm" chartooo:height="1.454cm" style:legend-expansion-aspect-ratio="3.78266850068776" chart:style-name="ch4"/>
        <chart:plot-area chart:style-name="ch5" table:cell-range-address="Arkusz1.J20:Arkusz1.J29 Arkusz1.L1:Arkusz1.M1 Arkusz1.L20:Arkusz1.M29 Arkusz1.S19:Arkusz1.S29" chart:data-source-has-labels="both" svg:x="1.453cm" svg:y="2.3cm" svg:width="19.666cm" svg:height="8.146cm">
          <chartooo:coordinate-region svg:x="2.196cm" svg:y="2.507cm" svg:width="18.389cm" svg:height="7.734cm"/>
          <chart:axis chart:dimension="x" chart:name="primary-x" chart:style-name="ch6" chartooo:axis-type="auto">
            <chartooo:date-scale/>
            <chart:title svg:x="10.205cm" svg:y="10.679cm" chart:style-name="ch7">
              <text:p>Jitter amp.[ps]</text:p>
            </chart:title>
            <chart:categories table:cell-range-address="Arkusz1.J20:Arkusz1.J29"/>
          </chart:axis>
          <chart:axis chart:dimension="y" chart:name="primary-y" chart:style-name="ch6">
            <chart:title svg:x="0.451cm" svg:y="7.318cm" chart:style-name="ch8">
              <text:p>S/H time[ps]</text:p>
            </chart:title>
            <chart:grid chart:style-name="ch9" chart:class="major"/>
          </chart:axis>
          <chart:series chart:style-name="ch10" chart:values-cell-range-address="Arkusz1.L20:Arkusz1.L29" chart:label-cell-address="Arkusz1.L1:Arkusz1.L1" chart:class="chart:line">
            <chart:data-point chart:repeated="10"/>
          </chart:series>
          <chart:series chart:style-name="ch11" chart:values-cell-range-address="Arkusz1.S20:Arkusz1.S29" chart:label-cell-address="Arkusz1.S19:Arkusz1.S19" chart:class="chart:line">
            <chart:data-point chart:repeated="10"/>
          </chart:series>
          <chart:series chart:style-name="ch12" chart:values-cell-range-address="Arkusz1.M20:Arkusz1.M29" chart:label-cell-address="Arkusz1.M1:Arkusz1.M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setup time[ps]</text:p>
                <draw:g>
                  <svg:desc>Arkusz1.L1:Arkusz1.L1</svg:desc>
                </draw:g>
              </table:table-cell>
              <table:table-cell office:value-type="string">
                <text:p>PeakVCO Jitter[ps]</text:p>
                <draw:g>
                  <svg:desc>Arkusz1.S19:Arkusz1.S19</svg:desc>
                </draw:g>
              </table:table-cell>
              <table:table-cell office:value-type="string">
                <text:p>min hold time[ps]</text:p>
                <draw:g>
                  <svg:desc>Arkusz1.M1:Arkusz1.M1</svg:desc>
                </draw:g>
              </table:table-cell>
            </table:table-row>
          </table:table-header-rows>
          <table:table-rows>
            <table:table-row>
              <table:table-cell office:value-type="float" office:value="0.3185">
                <text:p>0</text:p>
                <draw:g>
                  <svg:desc>Arkusz1.J20:Arkusz1.J29</svg:desc>
                </draw:g>
              </table:table-cell>
              <table:table-cell office:value-type="float" office:value="20">
                <text:p>20</text:p>
                <draw:g>
                  <svg:desc>Arkusz1.L20:Arkusz1.L29</svg:desc>
                </draw:g>
              </table:table-cell>
              <table:table-cell office:value-type="float" office:value="12.723">
                <text:p>12.723</text:p>
                <draw:g>
                  <svg:desc>Arkusz1.S20:Arkusz1.S29</svg:desc>
                </draw:g>
              </table:table-cell>
              <table:table-cell office:value-type="float" office:value="26">
                <text:p>26</text:p>
                <draw:g>
                  <svg:desc>Arkusz1.M20:Arkusz1.M29</svg:desc>
                </draw:g>
              </table:table-cell>
            </table:table-row>
            <table:table-row>
              <table:table-cell office:value-type="float" office:value="0.6365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591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.1815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.7715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.3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.9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.8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>
        <chart:symbol-image xlink:href="Pictures/2000000A000000DD000000DDF6D88856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48cm" svg:height="11.661cm" xlink:href=".." xlink:type="simple" chart:class="chart:line" chart:column-mapping="0" chart:style-name="ch1">
        <chart:title svg:x="9.066cm" svg:y="0.369cm" chart:style-name="ch2">
          <text:p>Setup/Hold time</text:p>
        </chart:title>
        <chart:subtitle svg:x="8.983cm" svg:y="1.398cm" chart:style-name="ch3">
          <text:p>Jitter Amp=3.155 ps</text:p>
        </chart:subtitle>
        <chart:legend svg:x="15.395cm" svg:y="0.638cm" style:legend-expansion="custom" chartooo:width="5.499cm" chartooo:height="1.452cm" style:legend-expansion-aspect-ratio="3.78719008264463" chart:style-name="ch4"/>
        <chart:plot-area chart:style-name="ch5" table:cell-range-address="Arkusz1.C3:Arkusz1.C3 Arkusz1.C14:Arkusz1.C14 Arkusz1.C23:Arkusz1.C23 Arkusz1.C33:Arkusz1.C33 Arkusz1.C41:Arkusz1.C41 Arkusz1.C47:Arkusz1.C47 Arkusz1.L1:Arkusz1.M1 Arkusz1.L3:Arkusz1.M3 Arkusz1.L14:Arkusz1.M14 Arkusz1.L23:Arkusz1.M23 Arkusz1.L33:Arkusz1.M33 Arkusz1.L41:Arkusz1.M41 Arkusz1.L48:Arkusz1.M48 Arkusz1.S19:Arkusz1.S25" chart:data-source-has-labels="both" svg:x="1.453cm" svg:y="2.3cm" svg:width="19.665cm" svg:height="8.135cm">
          <chartooo:coordinate-region svg:x="2.086cm" svg:y="2.506cm" svg:width="18.648cm" svg:height="7.269cm"/>
          <chart:axis chart:dimension="x" chart:name="primary-x" chart:style-name="ch6" chartooo:axis-type="auto">
            <chartooo:date-scale/>
            <chart:title svg:x="10.477cm" svg:y="10.668cm" chart:style-name="ch7">
              <text:p>f_PJ[MHz]</text:p>
            </chart:title>
            <chart:categories table:cell-range-address="Arkusz1.C3:Arkusz1.C3 Arkusz1.C14:Arkusz1.C14 Arkusz1.C23:Arkusz1.C23 Arkusz1.C33:Arkusz1.C33 Arkusz1.C41:Arkusz1.C41 Arkusz1.C47:Arkusz1.C47"/>
          </chart:axis>
          <chart:axis chart:dimension="y" chart:name="primary-y" chart:style-name="ch6">
            <chart:title svg:x="0.451cm" svg:y="7.312cm" chart:style-name="ch8">
              <text:p>S/H time[ps]</text:p>
            </chart:title>
            <chart:grid chart:style-name="ch9" chart:class="major"/>
          </chart:axis>
          <chart:series chart:style-name="ch10" chart:values-cell-range-address="Arkusz1.L3:Arkusz1.L3 Arkusz1.L14:Arkusz1.L14 Arkusz1.L23:Arkusz1.L23 Arkusz1.L33:Arkusz1.L33 Arkusz1.L41:Arkusz1.L41 Arkusz1.L48:Arkusz1.L48" chart:label-cell-address="Arkusz1.L1:Arkusz1.L1" chart:class="chart:line">
            <chart:data-point chart:repeated="6"/>
          </chart:series>
          <chart:series chart:style-name="ch11" chart:values-cell-range-address="Arkusz1.S20:Arkusz1.S25" chart:label-cell-address="Arkusz1.S19:Arkusz1.S19" chart:class="chart:line">
            <chart:data-point chart:repeated="6"/>
          </chart:series>
          <chart:series chart:style-name="ch12" chart:values-cell-range-address="Arkusz1.M3:Arkusz1.M3 Arkusz1.M14:Arkusz1.M14 Arkusz1.M23:Arkusz1.M23 Arkusz1.M33:Arkusz1.M33 Arkusz1.M41:Arkusz1.M41 Arkusz1.M48:Arkusz1.M48" chart:label-cell-address="Arkusz1.M1:Arkusz1.M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setup time[ps]</text:p>
                <draw:g>
                  <svg:desc>Arkusz1.L1:Arkusz1.L1</svg:desc>
                </draw:g>
              </table:table-cell>
              <table:table-cell office:value-type="string">
                <text:p>PeakVCO Jitter[ps]</text:p>
                <draw:g>
                  <svg:desc>Arkusz1.S19:Arkusz1.S19</svg:desc>
                </draw:g>
              </table:table-cell>
              <table:table-cell office:value-type="string">
                <text:p>min hold time[ps]</text:p>
                <draw:g>
                  <svg:desc>Arkusz1.M1:Arkusz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3:Arkusz1.C3 Arkusz1.C14:Arkusz1.C14 Arkusz1.C23:Arkusz1.C23 Arkusz1.C33:Arkusz1.C33 Arkusz1.C41:Arkusz1.C41 Arkusz1.C47:Arkusz1.C47</svg:desc>
                </draw:g>
              </table:table-cell>
              <table:table-cell office:value-type="float" office:value="18">
                <text:p>18</text:p>
                <draw:g>
                  <svg:desc>Arkusz1.L3:Arkusz1.L3 Arkusz1.L14:Arkusz1.L14 Arkusz1.L23:Arkusz1.L23 Arkusz1.L33:Arkusz1.L33 Arkusz1.L41:Arkusz1.L41 Arkusz1.L48:Arkusz1.L48</svg:desc>
                </draw:g>
              </table:table-cell>
              <table:table-cell office:value-type="float" office:value="12.723">
                <text:p>12.723</text:p>
                <draw:g>
                  <svg:desc>Arkusz1.S20:Arkusz1.S25</svg:desc>
                </draw:g>
              </table:table-cell>
              <table:table-cell office:value-type="float" office:value="28">
                <text:p>28</text:p>
                <draw:g>
                  <svg:desc>Arkusz1.M3:Arkusz1.M3 Arkusz1.M14:Arkusz1.M14 Arkusz1.M23:Arkusz1.M23 Arkusz1.M33:Arkusz1.M33 Arkusz1.M41:Arkusz1.M41 Arkusz1.M48:Arkusz1.M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